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4.89pt" fo:break-before="auto" style:use-optimal-row-height="false"/>
    </style:style>
    <style:style style:name="ro3" style:family="table-row">
      <style:table-row-properties style:row-height="17.89pt" fo:break-before="auto" style:use-optimal-row-height="false"/>
    </style:style>
    <style:style style:name="ro4" style:family="table-row">
      <style:table-row-properties style:row-height="32.06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1">
          <table:table-cell office:value-type="string" calcext:value-type="string">
            <text:p>INI_BLOQU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FIN_BLO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INI_EXP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FIN_EXP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COM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 office:value-type="string" calcext:value-type="string">
            <text:p>OP_BINARIO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0: *</text:p>
            <text:p>1: / </text:p>
            <text:p>2: ==</text:p>
            <text:p>3: !=</text:p>
            <text:p>4: &gt;=</text:p>
            <text:p>5: &gt;=</text:p>
            <text:p>6: &gt;</text:p>
            <text:p>7: &lt;</text:p>
            <text:p>8: &amp;&amp;</text:p>
          </table:table-cell>
        </table:table-row>
        <table:table-row table:style-name="ro3">
          <table:table-cell office:value-type="string" calcext:value-type="string">
            <text:p>VERDADERO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erdadero</text:p>
          </table:table-cell>
          <table:table-cell/>
        </table:table-row>
        <table:table-row table:style-name="ro1">
          <table:table-cell office:value-type="string" calcext:value-type="string">
            <text:p>FALSO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PO_BASICO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ntero booleano </text:p>
            <text:p>Caracter real</text:p>
          </table:table-cell>
          <table:table-cell office:value-type="string" calcext:value-type="string">
            <text:p>0: entero</text:p>
            <text:p>1: booleano</text:p>
            <text:p>2: caracter</text:p>
            <text:p>3: real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_NO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i_no</text:p>
          </table:table-cell>
          <table:table-cell/>
        </table:table-row>
        <table:table-row table:style-name="ro1">
          <table:table-cell office:value-type="string" calcext:value-type="string">
            <text:p>INI_VA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ini_var</text:p>
          </table:table-cell>
          <table:table-cell/>
        </table:table-row>
        <table:table-row table:style-name="ro1">
          <table:table-cell office:value-type="string" calcext:value-type="string">
            <text:p>FIN_VA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in_var</text:p>
          </table:table-cell>
          <table:table-cell/>
        </table:table-row>
        <table:table-row table:style-name="ro1">
          <table:table-cell office:value-type="string" calcext:value-type="string">
            <text:p>FUNCIO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uncion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acer</text:p>
          </table:table-cell>
          <table:table-cell/>
        </table:table-row>
        <table:table-row table:style-name="ro1">
          <table:table-cell office:value-type="string" calcext:value-type="string">
            <text:p>HAS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5">
          <table:table-cell office:value-type="string" calcext:value-type="string">
            <text:p>OP_UNARIO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&amp; !</text:p>
          </table:table-cell>
          <table:table-cell office:value-type="string" calcext:value-type="string">
            <text:p>0: &amp;</text:p>
            <text:p>1: !</text:p>
          </table:table-cell>
        </table:table-row>
        <table:table-row table:style-name="ro1">
          <table:table-cell office:value-type="string" calcext:value-type="string">
            <text:p>ASIGNACI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=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4:24:12.382134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5T20:43:20.171655990</meta:creation-date>
    <dc:date>2019-10-01T14:46:37.490497646</dc:date>
    <meta:editing-duration>PT25M8S</meta:editing-duration>
    <meta:editing-cycles>2</meta:editing-cycles>
    <meta:generator>LibreOffice/6.3.0.4$Linux_X86_64 LibreOffice_project/30$Build-4</meta:generator>
    <meta:document-statistic meta:table-count="1" meta:cell-count="66" meta:object-count="0"/>
  </office:meta>
</office:document-meta>
</file>